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officeooo:paragraph-rsid="00490ccb" style:font-size-asian="12pt" style:font-size-complex="12pt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1" style:font-size-complex="12pt" style:font-weight-complex="bold"/>
    </style:style>
    <style:style style:name="P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1" style:font-size-complex="12pt" style:font-weight-complex="bold"/>
    </style:style>
    <style:style style:name="P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871fa9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56b87d" style:font-size-asian="12pt" style:font-weight-asian="normal" style:font-name-complex="Times New Roman1" style:font-size-complex="12pt" style:font-style-complex="italic" style:font-weight-complex="normal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7041b2" style:font-size-asian="12pt" style:font-weight-asian="normal" style:font-name-complex="Times New Roman1" style:font-size-complex="12pt" style:font-style-complex="italic" style:font-weight-complex="normal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6e92c8" style:font-size-asian="12pt" style:font-weight-asian="normal" style:font-name-complex="Times New Roman1" style:font-size-complex="12pt" style:font-style-complex="italic" style:font-weight-complex="normal"/>
    </style:style>
    <style:style style:name="P19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2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871fa9" style:font-size-asian="12pt" style:font-weight-asian="normal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1" style:font-size-complex="12pt" style:font-style-complex="italic" style:font-weight-complex="bold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1cbe93" style:font-size-asian="12pt" style:font-weight-asian="bold" style:font-name-complex="Times New Roman1" style:font-size-complex="12pt" style:font-style-complex="italic" style:font-weight-complex="bold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1" style:font-size-complex="12pt" style:font-style-complex="italic" style:font-weight-complex="bold"/>
    </style:style>
    <style:style style:name="P24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8fa29" style:font-size-asian="12pt" style:font-weight-asian="normal" style:font-name-complex="Times New Roman1" style:font-size-complex="12pt" style:font-style-complex="italic" style:font-weight-complex="normal"/>
    </style:style>
    <style:style style:name="P2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6f3b54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fo:font-weight="bold" officeooo:paragraph-rsid="002a48cf" style:font-weight-asian="bold" style:font-name-complex="Times New Roman1" style:font-size-complex="12pt" style:font-style-complex="italic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6cd30b" officeooo:paragraph-rsid="002a48cf" style:font-size-asian="12pt" style:font-weight-asian="normal" style:font-name-complex="Times New Roman1" style:font-size-complex="12pt" style:font-style-complex="italic" style:font-weight-complex="normal"/>
    </style:style>
    <style:style style:name="P29" style:family="paragraph" style:parent-style-name="Standard">
      <style:text-properties style:font-name="Times New Roman" fo:language="en" fo:country="US" style:font-name-complex="Times New Roman1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1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1" style:font-size-complex="12pt"/>
    </style:style>
    <style:style style:name="P33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1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1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1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1" style:font-size-complex="12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871fa9" style:font-name-complex="Times New Roman1" style:font-size-complex="12pt" style:font-style-complex="italic" style:font-weight-complex="bold"/>
    </style:style>
    <style:style style:name="P41" style:family="paragraph" style:parent-style-name="Standard">
      <style:text-properties style:font-name="Times New Roman" fo:language="en" fo:country="US" officeooo:rsid="004c90af" officeooo:paragraph-rsid="00871fa9" style:font-name-complex="Times New Roman1" style:font-size-complex="12pt" style:font-style-complex="italic" style:font-weight-complex="bold"/>
    </style:style>
    <style:style style:name="P42" style:family="paragraph" style:parent-style-name="Standard"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44" style:family="paragraph" style:parent-style-name="Standard">
      <style:text-properties style:font-name="Times New Roman" fo:language="en" fo:country="US" officeooo:paragraph-rsid="0088fa29" style:font-name-complex="Times New Roman1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871fa9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871fa9" style:font-weight-asian="bold" style:font-name-complex="Times New Roman1" style:font-size-complex="12pt" style:font-style-complex="italic" style:font-weight-complex="bold"/>
    </style:style>
    <style:style style:name="P48" style:family="paragraph" style:parent-style-name="Standard">
      <style:text-properties style:font-name="Times New Roman" fo:language="en" fo:country="US" fo:font-weight="bold" officeooo:rsid="004c90af" officeooo:paragraph-rsid="0088fa29" style:font-weight-asian="bold" style:font-name-complex="Times New Roman1" style:font-size-complex="12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1" style:font-size-complex="12pt" style:font-weight-complex="bold"/>
    </style:style>
    <style:style style:name="P50" style:family="paragraph" style:parent-style-name="Standard">
      <style:text-properties style:font-name="Times New Roman" fo:language="en" fo:country="US" officeooo:paragraph-rsid="0088fa29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52" style:family="paragraph" style:parent-style-name="Standard">
      <style:text-properties style:font-name="Times New Roman" fo:font-size="12pt" fo:language="es" fo:country="ES" fo:font-weight="normal" officeooo:rsid="0026e336" officeooo:paragraph-rsid="0075ffc3" style:font-size-asian="12pt" style:font-weight-asian="normal" style:font-name-complex="Times New Roman1" style:font-size-complex="12pt" style:font-style-complex="italic" style:font-weight-complex="normal"/>
    </style:style>
    <style:style style:name="P53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54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/>
    </style:style>
    <style:style style:name="P55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1" style:font-size-complex="12pt"/>
    </style:style>
    <style:style style:name="P56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57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f82b8" officeooo:paragraph-rsid="007fc0bc" style:font-name-complex="Times New Roman1" style:font-size-complex="12pt" style:font-style-complex="italic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d8576" officeooo:paragraph-rsid="007fc0bc" style:font-name-complex="Times New Roman1" style:font-size-complex="12pt" style:font-style-complex="italic" style:font-weight-complex="bold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paragraph-rsid="007fc0bc" style:font-name-complex="Times New Roman1" style:font-size-complex="12pt" style:font-style-complex="italic" style:font-weight-complex="bold"/>
    </style:style>
    <style:style style:name="P64" style:family="paragraph" style:parent-style-name="Standard">
      <style:text-properties style:font-name="Times New Roman" fo:language="en" fo:country="US" officeooo:paragraph-rsid="00871fa9" style:font-name-complex="Times New Roman1" style:font-size-complex="12pt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fo:font-weight="normal" officeooo:rsid="007fc0bc" officeooo:paragraph-rsid="007fc0bc" style:font-weight-asian="normal" style:font-name-complex="Times New Roman1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1" style:font-size-complex="12pt" style:font-style-complex="italic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6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7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71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font-name="Times New Roman" fo:language="en" fo:country="US" officeooo:rsid="00259b1c" officeooo:paragraph-rsid="008a55d8" style:font-name-complex="Times New Roman1" style:font-size-complex="12pt" style:font-style-complex="italic" style:font-weight-complex="bold"/>
    </style:style>
    <style:style style:name="P72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73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1c03af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officeooo:rsid="001c03af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a48cf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0ceb" style:font-weight-asian="bold" style:font-weight-complex="bold"/>
    </style:style>
    <style:style style:name="T6" style:family="text">
      <style:text-properties fo:font-variant="normal" fo:text-transform="none" style:use-window-font-color="true" style:text-position="super 58%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7" style:family="text">
      <style:text-properties fo:font-variant="normal" fo:text-transform="none" style:use-window-font-color="true" style:text-position="super 58%" fo:font-size="12pt" fo:letter-spacing="normal" fo:font-style="normal" style:text-underline-style="none" fo:font-weight="normal" officeooo:rsid="00643639" style:font-size-asian="12pt" style:font-style-asian="normal" style:font-weight-asian="normal" style:font-weight-complex="normal" fo:padding="0in" fo:border="none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23d1e1" style:font-size-asian="12pt" style:font-size-complex="12pt" fo:padding="0in" fo:border="none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ize-complex="12pt" fo:padding="0in" fo:border="none"/>
    </style:style>
    <style:style style:name="T10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66c9ce" style:font-size-asian="12pt" style:font-size-complex="12pt" fo:padding="0in" fo:border="non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7c38c" style:font-weight-asian="normal" style:font-weight-complex="normal" fo:padding="0in" fo:border="non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style:font-name="Times New Roman" fo:letter-spacing="normal" fo:language="en" fo:country="US" fo:font-style="normal" fo:font-weight="normal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6fdd4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9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8c681" style:font-weight-asian="normal" style:font-weight-complex="normal" fo:padding="0in" fo:border="none"/>
    </style:style>
    <style:style style:name="T20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style:font-weight-asian="normal" style:font-weight-complex="normal" fo:padding="0in" fo:border="none"/>
    </style:style>
    <style:style style:name="T21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7c38c" style:font-weight-asian="normal" style:font-weight-complex="normal" fo:padding="0in" fo:border="none"/>
    </style:style>
    <style:style style:name="T22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aa21d" style:font-weight-asian="normal" style:font-weight-complex="normal" fo:padding="0in" fo:border="none"/>
    </style:style>
    <style:style style:name="T23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bold" fo:padding="0in" fo:border="none"/>
    </style:style>
    <style:style style:name="T24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58460b" style:font-weight-asian="normal" style:font-weight-complex="bold" fo:padding="0in" fo:border="none"/>
    </style:style>
    <style:style style:name="T25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fo:padding="0in" fo:border="none"/>
    </style:style>
    <style:style style:name="T26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fo:padding="0in" fo:border="none"/>
    </style:style>
    <style:style style:name="T27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6c9ce" style:font-size-asian="12pt" fo:padding="0in" fo:border="none"/>
    </style:style>
    <style:style style:name="T28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style:font-style-asian="normal" style:font-weight-asian="normal" style:font-style-complex="normal" style:font-weight-complex="normal" fo:padding="0in" fo:border="none"/>
    </style:style>
    <style:style style:name="T2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73ef28" style:font-size-asian="12pt" style:font-style-asian="normal" style:font-weight-asian="normal" style:font-style-complex="normal" style:font-weight-complex="normal" fo:padding="0in" fo:border="none"/>
    </style:style>
    <style:style style:name="T3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0f8c8" style:font-size-asian="12pt" style:font-style-asian="normal" style:font-weight-asian="normal" style:font-weight-complex="normal" fo:padding="0in" fo:border="none"/>
    </style:style>
    <style:style style:name="T31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43639" style:font-size-asian="12pt" style:font-style-asian="normal" style:font-weight-asian="normal" style:font-weight-complex="normal" fo:padding="0in" fo:border="none"/>
    </style:style>
    <style:style style:name="T32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1c03af" style:font-size-asian="12pt" style:font-style-asian="normal" style:font-weight-asian="normal" style:font-weight-complex="normal" fo:padding="0in" fo:border="none"/>
    </style:style>
    <style:style style:name="T33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a655f" style:font-size-asian="12pt" style:font-style-asian="normal" style:font-weight-asian="normal" style:font-weight-complex="normal" fo:padding="0in" fo:border="none"/>
    </style:style>
    <style:style style:name="T34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size-complex="12pt" fo:padding="0in" fo:border="none"/>
    </style:style>
    <style:style style:name="T35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654f45" style:font-size-asian="12pt" style:font-size-complex="12pt" fo:padding="0in" fo:border="none"/>
    </style:style>
    <style:style style:name="T36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name-complex="Times New Roman1" style:font-size-complex="12pt" style:font-style-complex="italic" fo:padding="0in" fo:border="none"/>
    </style:style>
    <style:style style:name="T37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38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000000" fo:font-size="12pt" fo:letter-spacing="normal" fo:font-style="normal" style:text-underline-style="none" fo:font-weight="normal" officeooo:rsid="002aa21d" style:font-size-asian="12pt" fo:padding="0in" fo:border="none"/>
    </style:style>
    <style:style style:name="T40" style:family="text">
      <style:text-properties fo:font-variant="normal" fo:text-transform="none" fo:color="#000000" fo:font-size="12pt" fo:letter-spacing="normal" fo:font-style="normal" style:text-underline-style="none" fo:font-weight="normal" officeooo:rsid="00654f45" style:font-size-asian="12pt" fo:padding="0in" fo:border="none"/>
    </style:style>
    <style:style style:name="T41" style:family="text">
      <style:text-properties fo:font-variant="normal" fo:text-transform="none" fo:letter-spacing="normal" fo:font-style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style:font-style-asian="normal" style:font-weight-asian="normal" style:font-weight-complex="normal" fo:padding="0in" fo:border="none"/>
    </style:style>
    <style:style style:name="T44" style:family="text">
      <style:text-properties fo:font-variant="normal" fo:text-transform="none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45" style:family="text">
      <style:text-properties fo:font-variant="normal" fo:text-transform="none" fo:letter-spacing="normal" fo:font-style="normal" fo:font-weight="normal" officeooo:rsid="001c03af" style:font-style-asian="normal" style:font-weight-asian="normal" style:font-weight-complex="normal" fo:padding="0in" fo:border="none"/>
    </style:style>
    <style:style style:name="T46" style:family="text">
      <style:text-properties fo:font-variant="normal" fo:text-transform="none" fo:letter-spacing="normal" fo:font-style="normal" fo:font-weight="normal" officeooo:rsid="0021c3ad" style:font-style-asian="normal" style:font-weight-asian="normal" style:font-weight-complex="normal" fo:padding="0in" fo:border="none"/>
    </style:style>
    <style:style style:name="T47" style:family="text">
      <style:text-properties fo:font-variant="normal" fo:text-transform="none" fo:letter-spacing="normal" fo:font-style="normal" fo:font-weight="normal" officeooo:rsid="006a655f" style:font-style-asian="normal" style:font-weight-asian="normal" style:font-weight-complex="normal" fo:padding="0in" fo:border="none"/>
    </style:style>
    <style:style style:name="T48" style:family="text">
      <style:text-properties fo:font-variant="normal" fo:text-transform="none" fo:letter-spacing="normal" fo:font-style="normal" fo:font-weight="normal" officeooo:rsid="00634e90" style:font-style-asian="normal" style:font-weight-asian="normal" style:font-weight-complex="normal" fo:padding="0in" fo:border="none"/>
    </style:style>
    <style:style style:name="T49" style:family="text">
      <style:text-properties fo:font-variant="normal" fo:text-transform="none" fo:letter-spacing="normal" fo:font-style="normal" officeooo:rsid="006a655f"/>
    </style:style>
    <style:style style:name="T50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222222" fo:font-size="12pt" fo:letter-spacing="normal" fo:font-style="normal" fo:font-weight="normal" officeooo:rsid="006f3b54" style:font-size-asian="12pt" style:font-size-complex="12pt"/>
    </style:style>
    <style:style style:name="T52" style:family="text">
      <style:text-properties fo:font-variant="normal" fo:text-transform="none" fo:color="#222222" fo:font-size="12pt" fo:letter-spacing="normal" fo:font-style="normal" fo:font-weight="normal" officeooo:rsid="0071e838" style:font-size-asian="12pt" style:font-size-complex="12pt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name-complex="Times New Roman1" style:font-size-complex="12pt" style:font-style-complex="normal"/>
    </style:style>
    <style:style style:name="T55" style:family="text">
      <style:text-properties fo:font-variant="normal" fo:text-transform="none" style:text-position="super 58%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officeooo:rsid="00627b8b"/>
    </style:style>
    <style:style style:name="T58" style:family="text">
      <style:text-properties style:use-window-font-color="true" officeooo:rsid="0068c681"/>
    </style:style>
    <style:style style:name="T59" style:family="text">
      <style:text-properties style:use-window-font-color="true" fo:font-size="12pt" fo:language="en" fo:country="US" fo:font-style="normal" style:text-underline-style="none" fo:font-weight="normal" officeooo:rsid="0023d1e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0" style:family="text">
      <style:text-properties style:use-window-font-color="true" fo:font-size="12pt" fo:language="en" fo:country="US" fo:font-style="normal" style:text-underline-style="none" fo:font-weight="normal" officeooo:rsid="0073ef2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1" style:family="text">
      <style:text-properties officeooo:rsid="00310ceb"/>
    </style:style>
    <style:style style:name="T62" style:family="text">
      <style:text-properties officeooo:rsid="00357155"/>
    </style:style>
    <style:style style:name="T63" style:family="text">
      <style:text-properties officeooo:rsid="00375c53"/>
    </style:style>
    <style:style style:name="T64" style:family="text">
      <style:text-properties style:text-position="super 58%" officeooo:rsid="00375c53"/>
    </style:style>
    <style:style style:name="T65" style:family="text">
      <style:text-properties style:text-position="super 58%" officeooo:rsid="00627b8b"/>
    </style:style>
    <style:style style:name="T66" style:family="text">
      <style:text-properties style:text-position="super 58%" officeooo:rsid="00643639"/>
    </style:style>
    <style:style style:name="T67" style:family="text">
      <style:text-properties officeooo:rsid="003ada9a"/>
    </style:style>
    <style:style style:name="T68" style:family="text">
      <style:text-properties officeooo:rsid="00390948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5042ed" style:font-weight-asian="normal" style:font-name-complex="Times New Roman1" style:font-size-complex="12pt" style:font-style-complex="italic" style:font-weight-complex="normal"/>
    </style:style>
    <style:style style:name="T71" style:family="text">
      <style:text-properties officeooo:rsid="003d3189"/>
    </style:style>
    <style:style style:name="T72" style:family="text">
      <style:text-properties officeooo:rsid="003d42fb"/>
    </style:style>
    <style:style style:name="T73" style:family="text">
      <style:text-properties officeooo:rsid="0040ce8f"/>
    </style:style>
    <style:style style:name="T74" style:family="text">
      <style:text-properties officeooo:rsid="001ae02b"/>
    </style:style>
    <style:style style:name="T75" style:family="text">
      <style:text-properties officeooo:rsid="00446253"/>
    </style:style>
    <style:style style:name="T76" style:family="text">
      <style:text-properties officeooo:rsid="00458138"/>
    </style:style>
    <style:style style:name="T77" style:family="text">
      <style:text-properties style:font-style-complex="italic"/>
    </style:style>
    <style:style style:name="T78" style:family="text">
      <style:text-properties officeooo:rsid="0040ce8f" style:font-style-complex="italic"/>
    </style:style>
    <style:style style:name="T79" style:family="text">
      <style:text-properties officeooo:rsid="0052d675" style:font-style-complex="italic"/>
    </style:style>
    <style:style style:name="T80" style:family="text">
      <style:text-properties officeooo:rsid="006e92c8" style:font-style-complex="italic"/>
    </style:style>
    <style:style style:name="T81" style:family="text">
      <style:text-properties officeooo:rsid="0021c3ad" style:font-name-complex="Times New Roman1" style:font-style-complex="italic"/>
    </style:style>
    <style:style style:name="T82" style:family="text">
      <style:text-properties officeooo:rsid="001c03af" style:font-name-complex="Times New Roman1" style:font-style-complex="italic"/>
    </style:style>
    <style:style style:name="T83" style:family="text">
      <style:text-properties style:font-name-complex="Times New Roman1" style:font-size-complex="12pt" style:font-weight-complex="bold"/>
    </style:style>
    <style:style style:name="T84" style:family="text">
      <style:text-properties officeooo:rsid="0056b87d" style:font-name-complex="Times New Roman1" style:font-size-complex="12pt" style:font-weight-complex="bold"/>
    </style:style>
    <style:style style:name="T85" style:family="text">
      <style:text-properties officeooo:rsid="002cfb24" style:font-name-complex="Times New Roman1" style:font-size-complex="12pt" style:font-weight-complex="bold"/>
    </style:style>
    <style:style style:name="T86" style:family="text">
      <style:text-properties officeooo:rsid="0053fad7" style:font-name-complex="Times New Roman1" style:font-size-complex="12pt" style:font-weight-complex="bold"/>
    </style:style>
    <style:style style:name="T87" style:family="text">
      <style:text-properties fo:language="en" fo:country="US" style:font-name-complex="Times New Roman1" style:font-weight-complex="bold"/>
    </style:style>
    <style:style style:name="T88" style:family="text">
      <style:text-properties fo:language="en" fo:country="US" officeooo:rsid="00464597" style:font-name-complex="Times New Roman1" style:font-weight-complex="bold"/>
    </style:style>
    <style:style style:name="T89" style:family="text">
      <style:text-properties fo:language="en" fo:country="US" officeooo:rsid="00490ccb" style:font-name-complex="Times New Roman1" style:font-weight-complex="bold"/>
    </style:style>
    <style:style style:name="T90" style:family="text">
      <style:text-properties officeooo:rsid="0046a808"/>
    </style:style>
    <style:style style:name="T91" style:family="text">
      <style:text-properties officeooo:rsid="0047f091"/>
    </style:style>
    <style:style style:name="T92" style:family="text">
      <style:text-properties officeooo:rsid="00490ccb"/>
    </style:style>
    <style:style style:name="T93" style:family="text">
      <style:text-properties officeooo:rsid="004bf181"/>
    </style:style>
    <style:style style:name="T94" style:family="text">
      <style:text-properties officeooo:rsid="004c90af"/>
    </style:style>
    <style:style style:name="T95" style:family="text">
      <style:text-properties officeooo:rsid="004eeb22"/>
    </style:style>
    <style:style style:name="T96" style:family="text">
      <style:text-properties officeooo:rsid="005042ed"/>
    </style:style>
    <style:style style:name="T97" style:family="text">
      <style:text-properties officeooo:rsid="0052d675"/>
    </style:style>
    <style:style style:name="T98" style:family="text">
      <style:text-properties officeooo:rsid="00559b9c"/>
    </style:style>
    <style:style style:name="T99" style:family="text">
      <style:text-properties officeooo:rsid="0056b87d"/>
    </style:style>
    <style:style style:name="T100" style:family="text">
      <style:text-properties officeooo:rsid="005aa32c"/>
    </style:style>
    <style:style style:name="T101" style:family="text">
      <style:text-properties officeooo:rsid="0061d058"/>
    </style:style>
    <style:style style:name="T102" style:family="text">
      <style:text-properties officeooo:rsid="00627b8b"/>
    </style:style>
    <style:style style:name="T103" style:family="text">
      <style:text-properties officeooo:rsid="00634e90"/>
    </style:style>
    <style:style style:name="T104" style:family="text">
      <style:text-properties officeooo:rsid="00643639"/>
    </style:style>
    <style:style style:name="T105" style:family="text">
      <style:text-properties officeooo:rsid="006a655f"/>
    </style:style>
    <style:style style:name="T106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107" style:family="text">
      <style:text-properties style:font-name="Times New Roman" fo:font-size="12pt" fo:language="en" fo:country="US" fo:font-style="normal" officeooo:rsid="004a67ec" style:font-size-asian="12pt" style:font-style-asian="normal" style:font-name-complex="Times New Roman1" style:font-size-complex="12pt" style:font-style-complex="normal"/>
    </style:style>
    <style:style style:name="T108" style:family="text">
      <style:text-properties style:font-name="Times New Roman" fo:language="en" fo:country="US"/>
    </style:style>
    <style:style style:name="T109" style:family="text">
      <style:text-properties officeooo:rsid="006e92c8"/>
    </style:style>
    <style:style style:name="T110" style:family="text">
      <style:text-properties fo:font-size="12pt" officeooo:rsid="001c03af" style:font-size-asian="12pt"/>
    </style:style>
    <style:style style:name="T111" style:family="text">
      <style:text-properties fo:font-size="12pt" fo:language="en" fo:country="US" fo:font-weight="normal" officeooo:rsid="006e92c8" style:font-size-asian="12pt" style:font-weight-asian="normal" style:font-name-complex="Times New Roman1" style:font-size-complex="12pt" style:font-style-complex="italic" style:font-weight-complex="normal"/>
    </style:style>
    <style:style style:name="T112" style:family="text">
      <style:text-properties fo:font-size="12pt" fo:language="en" fo:country="US" fo:font-weight="normal" officeooo:rsid="006f3b54" style:font-size-asian="12pt" style:font-weight-asian="normal" style:font-name-complex="Times New Roman1" style:font-size-complex="12pt" style:font-style-complex="italic" style:font-weight-complex="normal"/>
    </style:style>
    <style:style style:name="T113" style:family="text">
      <style:text-properties fo:font-size="12pt" fo:language="en" fo:country="US" fo:font-weight="normal" officeooo:rsid="0056b87d" style:font-size-asian="12pt" style:font-weight-asian="normal" style:font-name-complex="Times New Roman1" style:font-size-complex="12pt" style:font-style-complex="italic" style:font-weight-complex="normal"/>
    </style:style>
    <style:style style:name="T114" style:family="text">
      <style:text-properties officeooo:rsid="0073688b"/>
    </style:style>
    <style:style style:name="T115" style:family="text">
      <style:text-properties officeooo:rsid="0073a3f3"/>
    </style:style>
    <style:style style:name="T116" style:family="text">
      <style:text-properties officeooo:rsid="0074abf1"/>
    </style:style>
    <style:style style:name="T117" style:family="text">
      <style:text-properties officeooo:rsid="0040ce8f" style:font-weight-complex="bold"/>
    </style:style>
    <style:style style:name="T118" style:family="text">
      <style:text-properties officeooo:rsid="006e92c8" style:font-weight-complex="bold"/>
    </style:style>
    <style:style style:name="T119" style:family="text">
      <style:text-properties officeooo:rsid="007c44ea" style:font-weight-complex="bold"/>
    </style:style>
    <style:style style:name="T120" style:family="text">
      <style:text-properties officeooo:rsid="00897216"/>
    </style:style>
    <style:style style:name="T121" style:family="text">
      <style:text-properties officeooo:rsid="0089a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3">Kevin Speyer</text:p>
      <text:p text:style-name="P54"/>
      <text:p text:style-name="P55">Nationality: Argentinian and German</text:p>
      <text:p text:style-name="P56"/>
      <text:p text:style-name="P56"><text:span text:style-name="T62">E-mail</text:span>: speyer.kevin@gmail.com</text:p>
      <text:p text:style-name="P56"/>
      <text:p text:style-name="P56"><text:span text:style-name="T62">Telephone</text:span>: <text:span text:style-name="T62">+54 9 11 </text:span>6208 9696</text:p>
      <text:p text:style-name="P29"/>
      <text:p text:style-name="P29"><text:span text:style-name="T63">Date of Birth</text:span>: 11<text:span text:style-name="T64">th</text:span><text:span text:style-name="T63"> May 1</text:span>987 </text:p>
      <text:p text:style-name="P30"/>
      <text:p text:style-name="P30"><text:span text:style-name="T90">Address</text:span>: Ballivian 3283, <text:span text:style-name="T72">Buenos Aires</text:span>, <text:span text:style-name="T72">Argentina</text:span></text:p>
      <text:p text:style-name="P30"/>
      <text:p text:style-name="P30"/>
      <text:p text:style-name="P45">Current Position</text:p>
      <text:p text:style-name="P45"/>
      <text:p text:style-name="P31"><text:span text:style-name="T69">4/2014 – to date: </text:span><text:span text:style-name="T68">PhD candidate in Physics.</text:span></text:p>
      <text:p text:style-name="P32"><text:span text:style-name="T67">Thesis: </text:span>“<text:span text:style-name="T67">Simulations of liquid flow confined by semiflexible polymer brushes” </text:span></text:p>
      <text:p text:style-name="P34"><text:span text:style-name="T71">University of </text:span>Buenos Aires, <text:span text:style-name="T71">Argentina</text:span></text:p>
      <text:p text:style-name="P36"><text:span text:style-name="T101">Workplace</text:span>: National Atomic Energy Commission (CNEA)</text:p>
      <text:p text:style-name="P35">Scholarship: 2014 - 2019 by <text:span text:style-name="T73">the National Scientific and Technical Research Council</text:span> <text:span text:style-name="T73">(CONICET)</text:span></text:p>
      <text:p text:style-name="P37">Supervisor: Dr. Claudio Pastorino</text:p>
      <text:p text:style-name="P37"/>
      <text:p text:style-name="P37"/>
      <text:p text:style-name="P49">Education</text:p>
      <text:p text:style-name="P38"/>
      <text:p text:style-name="P5"><text:span text:style-name="T74">2014 - to date<text:tab/>PhD Candidate in physics by the University of Buenos Aires with a scholarship of the </text:span><text:span text:style-name="T78">National Scientific and Technical Research Counci</text:span><text:span text:style-name="T80">l</text:span><text:span text:style-name="T78"> </text:span><text:span text:style-name="T80">(CONICET)</text:span></text:p>
      <text:p text:style-name="P33"/>
      <text:p text:style-name="P6">20<text:span text:style-name="T76">06 - 2014</text:span><text:tab/>Lic. <text:span text:style-name="T92">in</text:span> <text:span text:style-name="T91">physics by the University of</text:span> Buenos Aires <text:span text:style-name="T91">(MS equivalent)</text:span>. <text:span text:style-name="T97">(Avg: </text:span><text:span text:style-name="T77">9.26 / </text:span><text:span text:style-name="T79">10)</text:span></text:p>
      <text:p text:style-name="P7"/>
      <text:p text:style-name="P4"><text:span text:style-name="T88">1999 - </text:span><text:span text:style-name="T87">2004 <text:tab/></text:span><text:span text:style-name="T89">High school </text:span><text:span text:style-name="T42">Pestalozzi</text:span><text:span text:style-name="T87">.</text:span></text:p>
      <text:p text:style-name="P51"/>
      <text:p text:style-name="P2"><text:span text:style-name="apple-style-span"><text:span text:style-name="T106">2004 <text:tab/>Sprachdiplom </text:span></text:span><text:span text:style-name="apple-style-span"><text:span text:style-name="T107">Stufe </text:span></text:span><text:span text:style-name="apple-style-span"><text:span text:style-name="T106">II, </text:span></text:span><text:span text:style-name="T53">German Language Certificate of the Education Ministers Conference</text:span></text:p>
      <text:p text:style-name="P2"><text:span text:style-name="apple-style-span"><text:span text:style-name="T106"/></text:span></text:p>
      <text:p text:style-name="P13"><text:span text:style-name="T75">12/</text:span>2003 - <text:span text:style-name="T75">3/</text:span>2004<text:tab/><text:span text:style-name="T75">Student Exchange in Germany, attending classes and staying with a German host family.</text:span></text:p>
      <text:p text:style-name="P14"/>
      <text:p text:style-name="P3"><text:span text:style-name="apple-style-span"><text:span text:style-name="T106">2002 <text:tab/>Sprachdiplom I, </text:span></text:span><text:span text:style-name="apple-style-span"><text:span text:style-name="T54">German Language Certificate of the Education Ministers Conference</text:span></text:span></text:p>
      <text:p text:style-name="P7"/>
      <text:p text:style-name="P43">2001 <text:tab/><text:tab/><text:tab/>Preliminary English Test, Cambridge <text:span text:style-name="T93">University</text:span>.</text:p>
      <text:p text:style-name="P43"/>
      <text:p text:style-name="P66"><text:soft-page-break/>Conferences</text:p>
      <text:p text:style-name="P66"/>
      <text:p text:style-name="P68"><text:span text:style-name="Strong_20_Emphasis"><text:span text:style-name="T13">9</text:span></text:span><text:span text:style-name="Strong_20_Emphasis"><text:span text:style-name="T14">/201</text:span></text:span><text:span text:style-name="Strong_20_Emphasis"><text:span text:style-name="T13">7</text:span></text:span><text:span text:style-name="Strong_20_Emphasis"><text:span text:style-name="T14"> <text:tab/></text:span></text:span><text:span text:style-name="Strong_20_Emphasis"><text:span text:style-name="T15">10</text:span></text:span><text:span text:style-name="Strong_20_Emphasis"><text:span text:style-name="T16">2</text:span></text:span><text:span text:style-name="Strong_20_Emphasis"><text:span text:style-name="T6">th</text:span></text:span><text:span text:style-name="Strong_20_Emphasis"><text:span text:style-name="T17"> National</text:span></text:span><text:span text:style-name="Strong_20_Emphasis"><text:span text:style-name="T15"> <text:s/></text:span></text:span><text:span text:style-name="Strong_20_Emphasis"><text:span text:style-name="T18">Reunion of the </text:span></text:span><text:span text:style-name="Strong_20_Emphasis"><text:span text:style-name="T19">Argentine</text:span></text:span><text:span text:style-name="Strong_20_Emphasis"><text:span text:style-name="T18"> Physics Association</text:span></text:span></text:p>
      <text:p text:style-name="P68"/>
      <text:p text:style-name="P68"><text:span text:style-name="Strong_20_Emphasis"><text:span text:style-name="T20">11/2016 <text:tab/></text:span></text:span><text:span text:style-name="Strong_20_Emphasis"><text:span text:style-name="T21">Frontiers in Physical Science, </text:span></text:span><text:span text:style-name="Strong_20_Emphasis"><text:span text:style-name="T22">Max Planck, Argentina</text:span></text:span></text:p>
      <text:p text:style-name="P10"/>
      <text:p text:style-name="P71"><text:span text:style-name="T25">1</text:span><text:span text:style-name="T26">0/2016<text:tab/></text:span><text:span text:style-name="T27">Introductory School on Parallel Programming and Parallel Architecture for High-Performance Computing</text:span><text:span text:style-name="Strong_20_Emphasis"><text:span text:style-name="T39">, ICTP, </text:span></text:span><text:span text:style-name="Strong_20_Emphasis"><text:span text:style-name="T40">Italy</text:span></text:span></text:p>
      <text:p text:style-name="P71"/>
      <text:p text:style-name="P71"><text:span text:style-name="Strong_20_Emphasis"><text:span text:style-name="T28">3/2016<text:tab/></text:span></text:span><text:span text:style-name="Strong_20_Emphasis"><text:span text:style-name="T29">4th Workshop on Advanced Techniques for Scientific Programming and Management of Open source Software Packages, ICTP, Italy</text:span></text:span></text:p>
      <text:p text:style-name="P71"/>
      <text:p text:style-name="P72"><text:span text:style-name="Strong_20_Emphasis"><text:span text:style-name="T43">9/2015<text:tab/>100</text:span></text:span><text:span text:style-name="Strong_20_Emphasis"><text:span text:style-name="T55">th</text:span></text:span><text:span text:style-name="Strong_20_Emphasis"><text:span text:style-name="T44"> National</text:span></text:span><text:span text:style-name="Strong_20_Emphasis"><text:span text:style-name="T43"> <text:s/></text:span></text:span><text:span text:style-name="Strong_20_Emphasis"><text:span text:style-name="T45">Reunion of the Argentine Physics Association</text:span></text:span></text:p>
      <text:p text:style-name="P74"/>
      <text:p text:style-name="P72"><text:span text:style-name="Strong_20_Emphasis"><text:span text:style-name="T46">6/2015</text:span></text:span><text:span text:style-name="Strong_20_Emphasis"><text:span text:style-name="T45"><text:tab/>4th International Workshop "Theory and Computer Simulation of Polymers: New Developments”, </text:span></text:span><text:span text:style-name="Strong_20_Emphasis"><text:span text:style-name="T47">Germany</text:span></text:span></text:p>
      <text:p text:style-name="P71"/>
      <text:p text:style-name="P73"><text:span text:style-name="Strong_20_Emphasis"><text:span text:style-name="T43">3/2015<text:tab/>Workshop: Dynamics in Soft and Hard Condensed Matter, </text:span></text:span><text:span text:style-name="Strong_20_Emphasis"><text:span text:style-name="T47">Argentina</text:span></text:span></text:p>
      <text:p text:style-name="P73"/>
      <text:p text:style-name="P73"><text:span text:style-name="Strong_20_Emphasis"><text:span text:style-name="T43">11/2014<text:tab/></text:span></text:span><text:span text:style-name="Strong_20_Emphasis"><text:span text:style-name="T48">First Argentinian Microfludics Workshop</text:span></text:span></text:p>
      <text:p text:style-name="P73"><text:span text:style-name="Strong_20_Emphasis"><text:span text:style-name="T33"/></text:span></text:p>
      <text:p text:style-name="P10"><text:span text:style-name="T1">9/2014</text:span><text:tab/><text:span text:style-name="T102">5</text:span><text:span text:style-name="T65">th</text:span><text:span text:style-name="T102"> Argentinian Soft Matter Encounter </text:span><text:span text:style-name="T110"><text:s/></text:span></text:p>
      <text:p text:style-name="P15"/>
      <text:p text:style-name="P15">9/2014<text:tab/>99<text:span text:style-name="T65">th</text:span><text:span text:style-name="T102"> </text:span><text:s/><text:span text:style-name="T102">National </text:span><text:span text:style-name="T56">Reunion </text:span><text:span text:style-name="T57">of the Argenti</text:span><text:span text:style-name="T58">ne</text:span><text:span text:style-name="T57"> Physics Association </text:span></text:p>
      <text:p text:style-name="P15"/>
      <text:p text:style-name="P46"/>
      <text:p text:style-name="P46">Languages</text:p>
      <text:p text:style-name="P40"/>
      <text:p text:style-name="P41">Spanish:<text:tab/><text:span text:style-name="T98">Native</text:span></text:p>
      <text:p text:style-name="P42"/>
      <text:p text:style-name="P42"><text:span text:style-name="T94">English</text:span>: <text:s text:c="2"/><text:tab/><text:span text:style-name="T95">Fluent</text:span></text:p>
      <text:p text:style-name="P42"/>
      <text:p text:style-name="P42"><text:span text:style-name="T94">German</text:span>: <text:tab/><text:span text:style-name="T95">Fluent</text:span></text:p>
      <text:p text:style-name="P42"/>
      <text:p text:style-name="P42"><text:span text:style-name="T96">Portuguese</text:span>: <text:s/><text:tab/><text:span text:style-name="T95">Basic</text:span></text:p>
      <text:p text:style-name="P42"/>
      <text:p text:style-name="P42"/>
      <text:p text:style-name="P48">Programming <text:span text:style-name="T121">Languages</text:span></text:p>
      <text:p text:style-name="P44"/>
      <text:p text:style-name="P50"><text:span text:style-name="T70">Advanced in:<text:tab/></text:span><text:span text:style-name="T83">Linux </text:span><text:span text:style-name="T84">environment</text:span><text:span text:style-name="T83">, </text:span><text:span text:style-name="T85">Python,</text:span><text:span text:style-name="T83"> C++, Fortran, LabView, </text:span><text:span text:style-name="T85">awk,</text:span><text:span text:style-name="T83"> Matlab </text:span><text:span text:style-name="T86">and git</text:span></text:p>
      <text:p text:style-name="P24"/>
      <text:p text:style-name="P64"/>
      <text:p text:style-name="P47">Teaching and Work Experience</text:p>
      <text:p text:style-name="P39"><text:tab/> <text:s/></text:p>
      <text:p text:style-name="P26">8/2015 – 12/2015 <text:tab/>Teacher Assistant at the Sábato institute of the San Martín National <text:tab/><text:tab/><text:tab/>University for Introduction to Computer Simulation</text:p>
      <text:p text:style-name="P8"><text:soft-page-break/></text:p>
      <text:p text:style-name="P8">3/2013 – 12/2014<text:tab/><text:span text:style-name="T100">Teacher Assitant at the physics department from the University of Buenos Aires for Physics I for Biologists and Physics II for Biologists</text:span></text:p>
      <text:p text:style-name="P9"/>
      <text:p text:style-name="P9">3/2012 - 12/2013<text:tab/>Teacher Assistant at the Common Basic Cycle (Foundation Year equiv.) at the University of Buenos Aires for Physics and Introduction to Biophysics</text:p>
      <text:p text:style-name="P11"/>
      <text:p text:style-name="P20"><text:span text:style-name="Strong_20_Emphasis"><text:span text:style-name="T23">2/12/04 - 31/12/04<text:tab/></text:span></text:span><text:span text:style-name="Strong_20_Emphasis"><text:span text:style-name="T24">Internship at </text:span></text:span><text:span text:style-name="Strong_20_Emphasis"><text:span text:style-name="T23">Bayer S.A. </text:span></text:span><text:span text:style-name="Strong_20_Emphasis"><text:span text:style-name="T24">in the </text:span></text:span><text:span text:style-name="Strong_20_Emphasis"><text:span text:style-name="T23">Trade Marketing </text:span></text:span><text:span text:style-name="Strong_20_Emphasis"><text:span text:style-name="T24">area </text:span></text:span><text:span text:style-name="Strong_20_Emphasis"><text:span text:style-name="T23">de la Unidad de Negocios Bayer Health Care (BHC), </text:span></text:span><text:span text:style-name="Strong_20_Emphasis"><text:span text:style-name="T24">performing administrative tasks</text:span></text:span><text:span text:style-name="Strong_20_Emphasis"><text:span text:style-name="T23">.</text:span></text:span></text:p>
      <text:p text:style-name="P52"/>
      <text:p text:style-name="P1"><text:span text:style-name="Strong_20_Emphasis"><text:span text:style-name="T12"/></text:span></text:p>
      <text:p text:style-name="P21">Scholarships <text:span text:style-name="T115">&amp; Internship</text:span></text:p>
      <text:p text:style-name="P16"/>
      <text:p text:style-name="P25"><text:span text:style-name="T111">10/2016 </text:span><text:span text:style-name="T112">&amp; 3/2016</text:span><text:span text:style-name="T111"><text:tab/></text:span><text:span text:style-name="T50">International Centre for Theoretical Physics </text:span><text:span text:style-name="T51">to </text:span><text:span text:style-name="T52">participate in</text:span><text:span text:style-name="T51"> Workshops</text:span><text:span text:style-name="T113"> </text:span></text:p>
      <text:p text:style-name="P17"/>
      <text:p text:style-name="P17"><text:span text:style-name="T109">3/2014 – 3/2019 <text:tab/></text:span><text:span text:style-name="T117">National Scientific and Technical Research Counci</text:span><text:span text:style-name="T118">l</text:span><text:span text:style-name="T117"> </text:span><text:span text:style-name="T118">(CONICET), </text:span><text:span text:style-name="T119">full scholarship for </text:span><text:span text:style-name="T109">PhD studies</text:span></text:p>
      <text:p text:style-name="P18"/>
      <text:p text:style-name="P18"><text:span text:style-name="T109">12/2004<text:tab/></text:span>B<text:span text:style-name="T116">ayer</text:span>, <text:span text:style-name="T114">paid internship</text:span></text:p>
      <text:p text:style-name="P22"/>
      <text:p text:style-name="P22"/>
      <text:p text:style-name="P23">Publications</text:p>
      <text:p text:style-name="P19"/>
      <text:list xml:id="list623132527557479471" text:style-name="L1">
        <text:list-item>
          <text:p text:style-name="P58">Brushes of semiflexible polymers in equilibrium and under flow in a super-hydrophobic regime</text:p>
          <text:p text:style-name="P58">K. Speyer and C. Pastorino, <text:span text:style-name="T2">Soft Matter</text:span>, 2015, <text:span text:style-name="T4">11</text:span>, 5473<text:span text:style-name="T61">–</text:span>5484</text:p>
          <text:p text:style-name="P59">DOI:10.1039/C5SM01075F</text:p>
          <text:p text:style-name="P58"/>
        </text:list-item>
        <text:list-item>
          <text:p text:style-name="P60">Droplet transport in a nanochannel coated by hydrophobic semiflexible polymer brushes: the effect of chain stiffness</text:p>
          <text:p text:style-name="P58">K. Speyer and C. Pastorino, <text:span text:style-name="T3">Langmuir</text:span>, <text:span text:style-name="T61">2017,</text:span><text:span text:style-name="T5"> 33 </text:span><text:span text:style-name="T61">, 10753–10763</text:span></text:p>
          <text:p text:style-name="P67"><text:span text:style-name="Strong_20_Emphasis"><text:span text:style-name="T38">DOI:</text:span></text:span><text:span text:style-name="T37">10.1021/acs.langmuir.7b02640</text:span></text:p>
        </text:list-item>
      </text:list>
      <text:p text:style-name="P28"><text:s/></text:p>
      <text:p text:style-name="P27"/>
      <text:p text:style-name="P12">Inter<text:span text:style-name="T99">ests and Skills</text:span></text:p>
      <text:p text:style-name="P12"/>
      <text:list xml:id="list8174221731463853053" text:style-name="L2">
        <text:list-item>
          <text:p text:style-name="P61">Polymer <text:span text:style-name="T120">Physics, Soft Matter</text:span> and Microfluidics</text:p>
          <text:p text:style-name="P61"/>
        </text:list-item>
        <text:list-item>
          <text:p text:style-name="P62">Atomistic and coarse grain high performance computer simulations</text:p>
          <text:p text:style-name="P61"/>
        </text:list-item>
        <text:list-item>
          <text:p text:style-name="P62">Statistical Analysis of Big Data</text:p>
          <text:p text:style-name="P63"/>
        </text:list-item>
        <text:list-item>
          <text:p text:style-name="P65">Experience with Laboratory Equipment and single-board microcontrollers (Arduino &amp; Raspberry P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7T17:04:51.737366885</dc:date>
    <meta:editing-cycles>128</meta:editing-cycles>
    <meta:editing-duration>PT15H46M45S</meta:editing-duration>
    <meta:generator>LibreOffice/4.2.8.2$Linux_X86_64 LibreOffice_project/420$Build-2</meta:generator>
    <dc:creator>Kevin Speyer</dc:creator>
    <meta:document-statistic meta:table-count="0" meta:image-count="0" meta:object-count="0" meta:page-count="3" meta:paragraph-count="66" meta:word-count="524" meta:character-count="3706" meta:non-whitespace-character-count="3222"/>
  </office:meta>
</office:document-meta>
</file>